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f81b8" officeooo:paragraph-rsid="001f81b8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fo:color="#000000" loext:opacity="100%" style:font-name="Times New Roman" fo:font-size="16pt" fo:font-weight="bold" officeooo:rsid="001f81b8" officeooo:paragraph-rsid="001f81b8" style:font-size-asian="14pt" style:font-weight-asian="bold" style:font-size-complex="14pt" style:font-weight-complex="bold"/>
    </style:style>
    <style:style style:name="P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df91f" officeooo:paragraph-rsid="000df91f" style:font-size-asian="14pt" style:font-size-complex="14pt"/>
    </style:style>
    <style:style style:name="P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1e8a6" officeooo:paragraph-rsid="0011e8a6" style:font-size-asian="14pt" style:font-size-complex="14pt"/>
    </style:style>
    <style:style style:name="P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2102c" officeooo:paragraph-rsid="0012102c" style:font-size-asian="14pt" style:font-size-complex="14pt"/>
    </style:style>
    <style:style style:name="P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53d36" officeooo:paragraph-rsid="00153d36" style:font-size-asian="14pt" style:font-size-complex="14pt"/>
    </style:style>
    <style:style style:name="P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a4af0" officeooo:paragraph-rsid="003a4af0" style:font-size-asian="14pt" style:font-size-complex="14pt"/>
    </style:style>
    <style:style style:name="P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6c9c9" officeooo:paragraph-rsid="0026c9c9" style:font-size-asian="14pt" style:font-size-complex="14pt"/>
    </style:style>
    <style:style style:name="P1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f1772" officeooo:paragraph-rsid="002f1772" style:font-size-asian="14pt" style:font-size-complex="14pt"/>
    </style:style>
    <style:style style:name="P1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40b23c" officeooo:paragraph-rsid="0047e45a" style:font-size-asian="14pt" style:font-size-complex="14pt"/>
    </style:style>
    <style:style style:name="P1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5cf25" officeooo:paragraph-rsid="0047e45a" style:font-size-asian="14pt" style:font-size-complex="14pt"/>
    </style:style>
    <style:style style:name="P1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5cf25" officeooo:paragraph-rsid="0035cf25" style:font-size-asian="14pt" style:font-size-complex="14pt"/>
    </style:style>
    <style:style style:name="P1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672f0" officeooo:paragraph-rsid="003672f0" style:font-size-asian="14pt" style:font-size-complex="14pt"/>
    </style:style>
    <style:style style:name="P1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18a0c0" style:font-size-asian="14pt" style:font-size-complex="14pt"/>
    </style:style>
    <style:style style:name="P1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8a0c0" officeooo:paragraph-rsid="002f2094" style:font-size-asian="14pt" style:font-size-complex="14pt"/>
    </style:style>
    <style:style style:name="P1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c592" officeooo:paragraph-rsid="001bc592" style:font-size-asian="14pt" style:font-size-complex="14pt"/>
    </style:style>
    <style:style style:name="P1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ae234" officeooo:paragraph-rsid="002ae234" style:font-size-asian="14pt" style:font-size-complex="14pt"/>
    </style:style>
    <style:style style:name="P1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38d152" officeooo:paragraph-rsid="0038d152" style:font-size-asian="14pt" style:font-size-complex="14pt"/>
    </style:style>
    <style:style style:name="P2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0f7715" officeooo:paragraph-rsid="000f7715" style:font-size-asian="14pt" style:font-size-complex="14pt"/>
    </style:style>
    <style:style style:name="P2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221315" officeooo:paragraph-rsid="00221315" style:font-size-asian="14pt" style:font-size-complex="14pt"/>
    </style:style>
    <style:style style:name="P2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officeooo:rsid="001b223f" officeooo:paragraph-rsid="001b223f" style:font-size-asian="14pt" style:font-size-complex="14pt"/>
    </style:style>
    <style:style style:name="P2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0b23c" officeooo:paragraph-rsid="0040b23c" style:font-size-asian="14pt" style:font-size-complex="14pt"/>
    </style:style>
    <style:style style:name="P2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672f0" officeooo:paragraph-rsid="003672f0" style:font-size-asian="14pt" style:font-size-complex="14pt"/>
    </style:style>
    <style:style style:name="P2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7ecb7" officeooo:paragraph-rsid="0037ecb7" style:font-size-asian="14pt" style:font-size-complex="14pt"/>
    </style:style>
    <style:style style:name="P2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8d152" officeooo:paragraph-rsid="0038d152" style:font-size-asian="14pt" style:font-size-complex="14pt"/>
    </style:style>
    <style:style style:name="P2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60e71" officeooo:paragraph-rsid="00460e71" style:font-size-asian="14pt" style:font-size-complex="14pt"/>
    </style:style>
    <style:style style:name="P2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c16a" officeooo:paragraph-rsid="0024c16a" style:font-size-asian="14pt" style:font-size-complex="14pt"/>
    </style:style>
    <style:style style:name="P2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20ab4" officeooo:paragraph-rsid="00320ab4" style:font-size-asian="14pt" style:font-size-complex="14pt"/>
    </style:style>
    <style:style style:name="P3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0067" officeooo:paragraph-rsid="001d0067" style:font-size-asian="14pt" style:font-size-complex="14pt"/>
    </style:style>
    <style:style style:name="P31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3d00" officeooo:paragraph-rsid="001d3d00" style:font-size-asian="14pt" style:font-size-complex="14pt"/>
    </style:style>
    <style:style style:name="P32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da972" officeooo:paragraph-rsid="001da972" style:font-size-asian="14pt" style:font-size-complex="14pt"/>
    </style:style>
    <style:style style:name="P33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166bb" officeooo:paragraph-rsid="001166bb" style:font-size-asian="14pt" style:font-size-complex="14pt"/>
    </style:style>
    <style:style style:name="P34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3b954" officeooo:paragraph-rsid="0023b954" style:font-size-asian="14pt" style:font-size-complex="14pt"/>
    </style:style>
    <style:style style:name="P35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4f0e6" officeooo:paragraph-rsid="0024f0e6" style:font-size-asian="14pt" style:font-size-complex="14pt"/>
    </style:style>
    <style:style style:name="P36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1a0e68" officeooo:paragraph-rsid="001a0e68" style:font-size-asian="14pt" style:font-size-complex="14pt"/>
    </style:style>
    <style:style style:name="P37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3498ee" officeooo:paragraph-rsid="003498ee" style:font-size-asian="14pt" style:font-size-complex="14pt"/>
    </style:style>
    <style:style style:name="P38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536f0" officeooo:paragraph-rsid="004536f0" style:font-size-asian="14pt" style:font-size-complex="14pt"/>
    </style:style>
    <style:style style:name="P39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275b35" officeooo:paragraph-rsid="00275b35" style:font-size-asian="14pt" style:font-size-complex="14pt"/>
    </style:style>
    <style:style style:name="P40" style:family="paragraph" style:parent-style-name="Standard" style:list-style-name="L1">
      <loext:graphic-properties draw:fill="none"/>
      <style:paragraph-properties fo:margin-left="0cm" fo:margin-right="0cm" fo:line-height="150%" fo:text-indent="1.499cm" style:auto-text-indent="false" fo:background-color="transparent"/>
      <style:text-properties fo:color="#000000" loext:opacity="100%" style:font-name="Times New Roman" fo:font-size="14pt" fo:language="ru" fo:country="RU" officeooo:rsid="00485d17" officeooo:paragraph-rsid="00485d17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f2094"/>
    </style:style>
    <style:style style:name="T4" style:family="text">
      <style:text-properties officeooo:rsid="0011e8a6"/>
    </style:style>
    <style:style style:name="T5" style:family="text">
      <style:text-properties officeooo:rsid="0019dfa2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уководство программиста</text:p>
      <text:p text:style-name="P1">Руководство создано для версии приложения 3.0.</text:p>
      <text:list text:style-name="L1">
        <text:list-item>
          <text:p text:style-name="P4"><text:span text:style-name="T4">Запуск</text:span> приложения</text:p>
          <text:list>
            <text:list-item>
              <text:p text:style-name="P5">Открытие с помощью</text:p>
            </text:list-item>
            <text:list-item>
              <text:p text:style-name="P6">С созданием файла для генрации</text:p>
            </text:list-item>
          </text:list>
        </text:list-item>
        <text:list-item>
          <text:p text:style-name="P7">Структура приложения</text:p>
          <text:list>
            <text:list-item>
              <text:p text:style-name="P8">Стили и словари</text:p>
            </text:list-item>
            <text:list-item>
              <text:p text:style-name="P23">Создание окон приложения</text:p>
            </text:list-item>
          </text:list>
        </text:list-item>
        <text:list-item>
          <text:p text:style-name="P9">Программный интерфейс</text:p>
          <text:list>
            <text:list-item>
              <text:p text:style-name="P10">Загрузка</text:p>
            </text:list-item>
            <text:list-item>
              <text:p text:style-name="P10">Сохранение</text:p>
            </text:list-item>
            <text:list-item>
              <text:p text:style-name="P11">Темы интерфеса</text:p>
            </text:list-item>
            <text:list-item>
              <text:p text:style-name="P12">Показ скрытых панелей</text:p>
            </text:list-item>
            <text:list-item>
              <text:p text:style-name="P13">Панель макета документов</text:p>
            </text:list-item>
            <text:list-item>
              <text:p text:style-name="P13">Панель вывода сообщений</text:p>
            </text:list-item>
            <text:list-item>
              <text:p text:style-name="P14">Панель состава 3<text:span text:style-name="T1">D</text:span> сцены</text:p>
            </text:list-item>
            <text:list-item>
              <text:p text:style-name="P14">Панель свойств выбранной 3<text:span text:style-name="T1">D </text:span><text:span text:style-name="T2">модели</text:span></text:p>
            </text:list-item>
            <text:list-item>
              <text:p text:style-name="P24">Панель параметров детали</text:p>
            </text:list-item>
            <text:list-item>
              <text:p text:style-name="P25">Панель «Роботы»</text:p>
            </text:list-item>
            <text:list-item>
              <text:p text:style-name="P25">Панель «Управление»</text:p>
            </text:list-item>
          </text:list>
        </text:list-item>
        <text:list-item>
          <text:p text:style-name="P6">Настройки</text:p>
        </text:list-item>
        <text:list-item>
          <text:p text:style-name="P15">Отмена и возврат действий</text:p>
        </text:list-item>
        <text:list-item>
          <text:p text:style-name="P17">Логирование и вывод сообщений</text:p>
        </text:list-item>
        <text:list-item>
          <text:p text:style-name="P15">Класс File3D</text:p>
        </text:list-item>
        <text:list-item>
          <text:p text:style-name="P18">Взаимодействие с файлом</text:p>
          <text:list>
            <text:list-item>
              <text:p text:style-name="P18">Создание</text:p>
            </text:list-item>
            <text:list-item>
              <text:p text:style-name="P18">Сохранение</text:p>
            </text:list-item>
          </text:list>
        </text:list-item>
        <text:list-item>
          <text:p text:style-name="P19">Класс <text:span text:style-name="T1">Detal</text:span></text:p>
        </text:list-item>
        <text:list-item>
          <text:p text:style-name="P26">Класс <text:span text:style-name="T1">Plita</text:span></text:p>
        </text:list-item>
        <text:list-item>
          <text:p text:style-name="P20">3<text:span text:style-name="T1">D </text:span><text:span text:style-name="T2">модель</text:span></text:p>
          <text:list>
            <text:list-item>
              <text:p text:style-name="P27"><text:soft-page-break/>Модель детали</text:p>
            </text:list-item>
            <text:list-item>
              <text:p text:style-name="P27">Швы</text:p>
            </text:list-item>
            <text:list-item>
              <text:p text:style-name="P27">Вывод параметров</text:p>
            </text:list-item>
          </text:list>
        </text:list-item>
        <text:list-item>
          <text:p text:style-name="P21"><text:span text:style-name="T2">3</text:span><text:span text:style-name="T1">D </text:span><text:span text:style-name="T2">просмотрщик</text:span></text:p>
          <text:list>
            <text:list-item>
              <text:p text:style-name="P28">Вывод швов</text:p>
            </text:list-item>
            <text:list-item>
              <text:p text:style-name="P28">Вывод параметров</text:p>
            </text:list-item>
            <text:list-item>
              <text:p text:style-name="P29">Приближение</text:p>
            </text:list-item>
            <text:list-item>
              <text:p text:style-name="P29">Отдаление</text:p>
            </text:list-item>
            <text:list-item>
              <text:p text:style-name="P40">Управление камерой</text:p>
            </text:list-item>
          </text:list>
        </text:list-item>
        <text:list-item>
          <text:p text:style-name="P22"><text:span text:style-name="T2">Класс </text:span><text:span text:style-name="T1">Robot</text:span></text:p>
        </text:list-item>
        <text:list-item>
          <text:p text:style-name="P16"><text:span text:style-name="T1">Класс File </text:span><text:span text:style-name="T3">(для файлов робота)</text:span></text:p>
        </text:list-item>
        <text:list-item>
          <text:p text:style-name="P30">Управление роботами</text:p>
          <text:list>
            <text:list-item>
              <text:p text:style-name="P31">Удаление</text:p>
            </text:list-item>
            <text:list-item>
              <text:p text:style-name="P31">Переименование</text:p>
            </text:list-item>
            <text:list-item>
              <text:p text:style-name="P31">Повторное соедининие</text:p>
            </text:list-item>
            <text:list-item>
              <text:p text:style-name="P31">Закрытие соединения</text:p>
            </text:list-item>
            <text:list-item>
              <text:p text:style-name="P31">Пуск/Продолжить</text:p>
            </text:list-item>
            <text:list-item>
              <text:p text:style-name="P31">Остановить</text:p>
            </text:list-item>
            <text:list-item>
              <text:p text:style-name="P31">Анулировать</text:p>
            </text:list-item>
            <text:list-item>
              <text:p text:style-name="P31">Статус робота</text:p>
            </text:list-item>
          </text:list>
        </text:list-item>
        <text:list-item>
          <text:p text:style-name="P32">Окно InputWindow</text:p>
        </text:list-item>
        <text:list-item>
          <text:p text:style-name="P33">Генерация <text:span text:style-name="T5">програмы</text:span></text:p>
        </text:list-item>
        <text:list-item>
          <text:p text:style-name="P34">Элемент Breadcrumb</text:p>
        </text:list-item>
        <text:list-item>
          <text:p text:style-name="P35">Элемент NavigationTreeView</text:p>
        </text:list-item>
        <text:list-item>
          <text:p text:style-name="P36">Руководство пользователя</text:p>
        </text:list-item>
        <text:list-item>
          <text:p text:style-name="P37">Сочетания клавиш</text:p>
          <text:list>
            <text:list-item>
              <text:p text:style-name="P38">Страница (<text:span text:style-name="T1">Page</text:span>)</text:p>
            </text:list-item>
            <text:list-item>
              <text:p text:style-name="P37">HelixViewport3D</text:p>
            </text:list-item>
          </text:list>
        </text:list-item>
        <text:list-item>
          <text:p text:style-name="P39">Блок-схемы (алгоритмы)</text:p>
        </text:list-item>
      </text:list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8:10:07.722000000</meta:creation-date>
    <dc:date>2025-06-25T13:20:41.540000000</dc:date>
    <meta:editing-duration>PT10H50M36S</meta:editing-duration>
    <meta:editing-cycles>44</meta:editing-cycles>
    <meta:generator>LibreOffice/7.6.5.2$Windows_X86_64 LibreOffice_project/38d5f62f85355c192ef5f1dd47c5c0c0c6d6598b</meta:generator>
    <meta:document-statistic meta:table-count="0" meta:image-count="0" meta:object-count="0" meta:page-count="3" meta:paragraph-count="59" meta:word-count="188" meta:character-count="1187" meta:non-whitespace-character-count="1115"/>
  </office:meta>
</office:document-meta>
</file>